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" style:family="paragraph" style:parent-style-name="Text_20_body"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 style:font-size-asian="10.5pt" style:font-size-complex="12pt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 style:list-style-name="">
      <style:paragraph-properties fo:text-align="justify" style:justify-single-word="false"/>
      <style:text-properties style:font-name="Arial" fo:font-size="11pt" officeooo:paragraph-rsid="00161d87" fo:background-color="transparent" style:font-size-asian="11pt" style:font-size-complex="11pt"/>
    </style:style>
    <style:style style:name="P5" style:family="paragraph" style:parent-style-name="Text_20_body">
      <style:paragraph-properties fo:margin-left="0cm" fo:margin-right="0cm" fo:margin-top="0cm" fo:margin-bottom="0cm" fo:text-indent="1.27cm" style:auto-text-indent="false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6" style:family="paragraph" style:parent-style-name="Text_20_body">
      <style:paragraph-properties fo:margin-left="0cm" fo:margin-right="0cm" fo:margin-top="0cm" fo:margin-bottom="0cm" fo:text-align="justify" style:justify-single-word="false" fo:text-indent="1.27cm" style:auto-text-indent="false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1">
      <style:paragraph-properties fo:margin-top="0cm" fo:margin-bottom="0cm" fo:text-align="justify" style:justify-single-word="false" fo:background-color="transparent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1">
      <style:paragraph-properties fo:text-align="justify" style:justify-single-word="false" fo:background-color="transparent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9" style:family="paragraph" style:parent-style-name="Heading_20_2">
      <style:text-properties fo:font-variant="normal" fo:text-transform="none" fo:color="#000000" style:text-line-through-style="none" style:font-name="Arial1" fo:font-size="18pt" fo:font-style="normal" style:text-underline-style="none" fo:font-weight="bold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#ffff00"/>
    </style:style>
    <style:style style:name="T3" style:family="text">
      <style:text-properties fo:font-variant="normal" fo:text-transform="none" fo:color="#000000" style:text-line-through-style="none" style:text-underline-style="none" style:text-blinking="false"/>
    </style:style>
    <style:style style:name="T4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ize="11pt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fo:font-size="11pt" fo:font-style="normal" style:text-underline-style="none" fo:font-weight="normal" style:text-blinking="false" fo:background-color="#ffff00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#ffff00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officeooo:rsid="00161d87" style:text-blinking="false"/>
    </style:style>
    <style:style style:name="T11" style:family="text">
      <style:text-properties style:font-name="Arial1" fo:font-size="11pt" fo:font-style="normal" fo:font-weight="normal"/>
    </style:style>
    <style:style style:name="T12" style:family="text">
      <style:text-properties officeooo:rsid="00161d87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<text:bookmark text:name="internal-source-marker_0.6489550920223572"/>4 <text:span text:style-name="T12">Outils et Méthodes</text:span></text:h>
      <text:p text:style-name="P2"><text:span text:style-name="T12"/></text:p>
      <text:p text:style-name="P4"><text:span text:style-name="T7"><text:tab/>Pour la gestion de projet, nous allons utiliser Microsoft Project, du fait qu</text:span><text:span text:style-name="T10">'</text:span><text:span text:style-name="T7">il est le plus connu des logiciels de gestion de projet. Le fichier utilisé par MS Project sera accessible aussi par le répertoire Git.</text:span></text:p>
      <text:p text:style-name="P4"><text:span text:style-name="T3"><text:tab/></text:span><text:span text:style-name="T7">Au niveau de documentation, le logiciel OpenOffice sera utilisé, du a sa disponibilité sur les stations de travail de l'équipe et sa facilité d’utilisation.</text:span></text:p>
      <text:p text:style-name="P4"><text:span text:style-name="T3"><text:tab/></text:span><text:span text:style-name="T7">Les méthodes utilisés pour la modélisation sont MERISE et USDP, décrires avec plus de détails en [1] et [2]. Le logiciel de conception ARIS sera utilisé pour gérér ces deux formalismes.</text:span></text:p>
      <text:p text:style-name="P4"><text:span text:style-name="T7">Du au besoin d’intégration de divers systèmes, on propose d’utiliser l’architecture SOA.</text:span><text:span text:style-name="T7">.</text:span></text:p>
      <text:h text:style-name="P9" text:outline-level="2"><text:span text:style-name="T12">5</text:span> Préparation pour la livraison</text:h>
      <text:p text:style-name="P6">Avant la livraison le RQ doit vérifier la cohérence du livrable sur les critères suivants:</text:p>
      <text:list xml:id="list2178181405" text:style-name="L1">
        <text:list-item>
          <text:p text:style-name="P7">noms des fichiers conformes les règles imposées en Gestion de la Documentation;</text:p>
        </text:list-item>
        <text:list-item>
          <text:p text:style-name="P7">style de formatage conforme le modèle crée;</text:p>
        </text:list-item>
        <text:list-item>
          <text:p text:style-name="P8">contenu du sommaire conforme l’attendu pour le livrable en question.</text:p>
        </text:list-item>
      </text:list>
      <text:p text:style-name="P3"><text:span text:style-name="T4"/></text:p>
      <text:p text:style-name="P3"><text:span text:style-name="T1"><text:tab/>Après tous les erreurs sont résolus, le RQ doit valider le document et lui transmettre au Cd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Lohit Hindi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illy </meta:initial-creator>
    <meta:creation-date>2011-01-06T13:51:53</meta:creation-date>
    <meta:generator>OpenOffice.org/3.2$Unix OpenOffice.org_project/320m19$Build-9505</meta:generator>
    <meta:document-statistic meta:table-count="0" meta:image-count="0" meta:object-count="0" meta:page-count="1" meta:paragraph-count="11" meta:word-count="176" meta:character-count="1075"/>
    <dc:date>2011-01-06T14:02:47</dc:date>
    <dc:creator>Billy </dc:creator>
    <meta:editing-duration>PT00H10M54S</meta:editing-duration>
    <meta:editing-cycles>1</meta:editing-cycles>
  </office:meta>
</office:document-meta>
</file>